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76.05pt"/>
    </style:style>
    <style:style style:name="co4" style:family="table-column">
      <style:table-column-properties fo:break-before="auto" style:column-width="1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5" style:family="table-cell" style:parent-style-name="Default" style:data-style-name="N61"/>
    <style:style style:name="ce36" style:family="table-cell" style:parent-style-name="Default" style:data-style-name="N61">
      <style:table-cell-properties fo:background-color="transparent"/>
    </style:style>
    <style:style style:name="ce39" style:family="table-cell" style:parent-style-name="Default" style:data-style-name="N61">
      <style:table-cell-properties fo:background-color="#add58a"/>
    </style:style>
    <style:style style:name="ce32" style:family="table-cell" style:parent-style-name="Default">
      <style:table-cell-properties fo:background-color="transparent"/>
    </style:style>
    <style:style style:name="ce30" style:family="table-cell" style:parent-style-name="Default" style:data-style-name="N0"/>
    <style:style style:name="ce34" style:family="table-cell" style:parent-style-name="Default">
      <style:table-cell-properties fo:background-color="#add58a"/>
    </style:style>
    <style:style style:name="ce29" style:family="table-cell" style:parent-style-name="Default" style:data-style-name="N61">
      <style:table-cell-properties fo:background-color="#fff200"/>
    </style:style>
    <style:style style:name="ce31" style:family="table-cell" style:parent-style-name="Default">
      <style:table-cell-properties fo:background-color="#fff200"/>
    </style:style>
    <style:style style:name="ce4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MMS" table:style-name="ta1">
        <table:table-column table:style-name="co1" table:number-columns-repeated="8" table:default-cell-style-name="Default"/>
        <table:table-column table:style-name="co1" table:number-columns-repeated="2" table:default-cell-style-name="ce25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rho_f</text:p>
          </table:table-cell>
          <table:table-cell office:value-type="string" calcext:value-type="string">
            <text:p>C_f</text:p>
          </table:table-cell>
          <table:table-cell office:value-type="string" calcext:value-type="string">
            <text:p>rho_s</text:p>
          </table:table-cell>
          <table:table-cell table:style-name="Default" office:value-type="string" calcext:value-type="string">
            <text:p>C_s</text:p>
          </table:table-cell>
          <table:table-cell table:style-name="Default" office:value-type="string" calcext:value-type="string">
            <text:p>h_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float" office:value="0.00001" calcext:value-type="float">
            <text:p>1.00E-05</text:p>
          </table:table-cell>
          <table:table-cell table:style-name="ce25" office:value-type="float" office:value="0.000092" calcext:value-type="float">
            <text:p>9.20E-05</text:p>
          </table:table-cell>
          <table:table-cell table:style-name="ce25" office:value-type="float" office:value="1" calcext:value-type="float">
            <text:p>1.00E+00</text:p>
          </table:table-cell>
          <table:table-cell office:value-type="float" office:value="0.4" calcext:value-type="float">
            <text:p>0.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table:style-name="Default" office:value-type="float" office:value="900" calcext:value-type="float">
            <text:p>900</text:p>
          </table:table-cell>
          <table:table-cell office:value-type="float" office:value="1000" calcext:value-type="float">
            <text:p>1.00E+03</text:p>
          </table:table-cell>
        </table:table-row>
        <table:table-row table:style-name="ro1">
          <table:table-cell table:number-columns-repeated="8"/>
          <table:table-cell table:style-name="Default" table:number-columns-repeated="2"/>
        </table:table-row>
        <table:table-row table:style-name="ro1">
          <table:table-cell office:value-type="string" calcext:value-type="string">
            <text:p>u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h_vf</text:p>
          </table:table-cell>
          <table:table-cell office:value-type="string" calcext:value-type="string">
            <text:p>h_vs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25" table:formula="of:=[.D2]*[.B2]/[.A2]" office:value-type="float" office:value="0.00001" calcext:value-type="float">
            <text:p>1.00E-05</text:p>
          </table:table-cell>
          <table:table-cell table:style-name="ce25" table:formula="of:=[.B2]*4" office:value-type="float" office:value="0.00004" calcext:value-type="float">
            <text:p>4.00E-05</text:p>
          </table:table-cell>
          <table:table-cell table:formula="of:=[.J2]/([.E2]*[.F2]*[.G2])*[.C2]" office:value-type="float" office:value="0.0000000810142990237777" calcext:value-type="float">
            <text:p>8.10142990237777E-08</text:p>
          </table:table-cell>
          <table:table-cell table:formula="of:=[.J2]/((1-[.E2])*[.H2]*[.I2])*[.C2]" office:value-type="float" office:value="0.0000000655270655270655" calcext:value-type="float">
            <text:p>6.55270655270655E-08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25"/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/>
          <table:table-cell table:style-name="Default" office:value-type="string" calcext:value-type="string">
            <text:p>dt_f</text:p>
          </table:table-cell>
          <table:table-cell table:style-name="Default" office:value-type="string" calcext:value-type="string">
            <text:p>dt_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8]" office:value-type="float" office:value="0.125" calcext:value-type="float">
            <text:p>0.125</text:p>
          </table:table-cell>
          <table:table-cell table:formula="of:=[.$A$5]*[.$C$2]/[.C8]" office:value-type="float" office:value="0.00000000736" calcext:value-type="float">
            <text:p>7.36E-09</text:p>
          </table:table-cell>
          <table:table-cell table:formula="of:=[.$B$2]*[.$C$2]/[.C8]/[.C8]" office:value-type="float" office:value="0.00000005888" calcext:value-type="float">
            <text:p>5.888E-08</text:p>
          </table:table-cell>
          <table:table-cell table:formula="of:=[.D8]*[.D8]" office:value-type="float" office:value="5.41696E-017" calcext:value-type="float">
            <text:p>5.41696E-17</text:p>
          </table:table-cell>
          <table:table-cell table:formula="of:=[.D8]+[.E8]*2" office:value-type="float" office:value="0.00000012512" calcext:value-type="float">
            <text:p>1.2512E-07</text:p>
          </table:table-cell>
          <table:table-cell/>
          <table:table-cell table:formula="of:=0.99/([.$A$5]/[.C8] + 2*[.$B$2]/[.C8]/[.C8])" office:value-type="float" office:value="727.941176470588" calcext:value-type="float">
            <text:p>7.28E+02</text:p>
          </table:table-cell>
          <table:table-cell table:formula="of:=0.495*[.C8]*[.C8]/[.$B$5]" office:value-type="float" office:value="193.359375" calcext:value-type="float">
            <text:p>1.93E+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16" calcext:value-type="float">
            <text:p>16</text:p>
          </table:table-cell>
          <table:table-cell table:formula="of:=[.$A$2]/[.B9]" office:value-type="float" office:value="0.0625" calcext:value-type="float">
            <text:p>0.0625</text:p>
          </table:table-cell>
          <table:table-cell table:formula="of:=[.$A$5]*[.$C$2]/[.C9]" office:value-type="float" office:value="0.00000001472" calcext:value-type="float">
            <text:p>1.472E-08</text:p>
          </table:table-cell>
          <table:table-cell table:formula="of:=[.$B$2]*[.$C$2]/[.C9]/[.C9]" office:value-type="float" office:value="0.00000023552" calcext:value-type="float">
            <text:p>2.3552E-07</text:p>
          </table:table-cell>
          <table:table-cell table:formula="of:=[.D9]*[.D9]" office:value-type="float" office:value="2.166784E-016" calcext:value-type="float">
            <text:p>2.166784E-16</text:p>
          </table:table-cell>
          <table:table-cell table:formula="of:=[.D9]+[.E9]*2" office:value-type="float" office:value="0.00000048576" calcext:value-type="float">
            <text:p>4.8576E-07</text:p>
          </table:table-cell>
          <table:table-cell/>
          <table:table-cell table:formula="of:=0.99/([.$A$5]/[.C9] + 2*[.$B$2]/[.C9]/[.C9])" office:value-type="float" office:value="187.5" calcext:value-type="float">
            <text:p>1.88E+02</text:p>
          </table:table-cell>
          <table:table-cell table:formula="of:=0.495*[.C9]*[.C9]/[.$B$5]" office:value-type="float" office:value="48.33984375" calcext:value-type="float">
            <text:p>4.83E+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32" calcext:value-type="float">
            <text:p>32</text:p>
          </table:table-cell>
          <table:table-cell table:formula="of:=[.$A$2]/[.B10]" office:value-type="float" office:value="0.03125" calcext:value-type="float">
            <text:p>0.03125</text:p>
          </table:table-cell>
          <table:table-cell table:formula="of:=[.$A$5]*[.$C$2]/[.C10]" office:value-type="float" office:value="0.00000002944" calcext:value-type="float">
            <text:p>2.944E-08</text:p>
          </table:table-cell>
          <table:table-cell table:formula="of:=[.$B$2]*[.$C$2]/[.C10]/[.C10]" office:value-type="float" office:value="0.00000094208" calcext:value-type="float">
            <text:p>9.4208E-07</text:p>
          </table:table-cell>
          <table:table-cell table:formula="of:=[.D10]*[.D10]" office:value-type="float" office:value="8.667136E-016" calcext:value-type="float">
            <text:p>8.667136E-16</text:p>
          </table:table-cell>
          <table:table-cell table:formula="of:=[.D10]+[.E10]*2" office:value-type="float" office:value="0.0000019136" calcext:value-type="float">
            <text:p>1.9136E-06</text:p>
          </table:table-cell>
          <table:table-cell/>
          <table:table-cell table:formula="of:=0.99/([.$A$5]/[.C10] + 2*[.$B$2]/[.C10]/[.C10])" office:value-type="float" office:value="47.5961538461538" calcext:value-type="float">
            <text:p>4.76E+01</text:p>
          </table:table-cell>
          <table:table-cell table:formula="of:=0.495*[.C10]*[.C10]/[.$B$5]" office:value-type="float" office:value="12.0849609375" calcext:value-type="float">
            <text:p>1.21E+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64" calcext:value-type="float">
            <text:p>64</text:p>
          </table:table-cell>
          <table:table-cell table:formula="of:=[.$A$2]/[.B11]" office:value-type="float" office:value="0.015625" calcext:value-type="float">
            <text:p>0.015625</text:p>
          </table:table-cell>
          <table:table-cell table:formula="of:=[.$A$5]*[.$C$2]/[.C11]" office:value-type="float" office:value="0.00000005888" calcext:value-type="float">
            <text:p>5.888E-08</text:p>
          </table:table-cell>
          <table:table-cell table:formula="of:=[.$B$2]*[.$C$2]/[.C11]/[.C11]" office:value-type="float" office:value="0.00000376832" calcext:value-type="float">
            <text:p>3.76832E-06</text:p>
          </table:table-cell>
          <table:table-cell table:formula="of:=[.D11]*[.D11]" office:value-type="float" office:value="3.4668544E-015" calcext:value-type="float">
            <text:p>3.4668544E-15</text:p>
          </table:table-cell>
          <table:table-cell table:formula="of:=[.D11]+[.E11]*2" office:value-type="float" office:value="0.00000759552" calcext:value-type="float">
            <text:p>7.59552E-06</text:p>
          </table:table-cell>
          <table:table-cell/>
          <table:table-cell table:formula="of:=0.99/([.$A$5]/[.C11] + 2*[.$B$2]/[.C11]/[.C11])" office:value-type="float" office:value="11.9912790697674" calcext:value-type="float">
            <text:p>1.20E+01</text:p>
          </table:table-cell>
          <table:table-cell table:formula="of:=0.495*[.C11]*[.C11]/[.$B$5]" office:value-type="float" office:value="3.021240234375" calcext:value-type="float">
            <text:p>3.02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128" calcext:value-type="float">
            <text:p>128</text:p>
          </table:table-cell>
          <table:table-cell table:formula="of:=[.$A$2]/[.B12]" office:value-type="float" office:value="0.0078125" calcext:value-type="float">
            <text:p>0.0078125</text:p>
          </table:table-cell>
          <table:table-cell table:formula="of:=[.$A$5]*[.$C$2]/[.C12]" office:value-type="float" office:value="0.00000011776" calcext:value-type="float">
            <text:p>1.1776E-07</text:p>
          </table:table-cell>
          <table:table-cell table:formula="of:=[.$B$2]*[.$C$2]/[.C12]/[.C12]" office:value-type="float" office:value="0.00001507328" calcext:value-type="float">
            <text:p>1.507328E-05</text:p>
          </table:table-cell>
          <table:table-cell table:formula="of:=[.D12]*[.D12]" office:value-type="float" office:value="0.0000000000000138674176" calcext:value-type="float">
            <text:p>1.38674176E-14</text:p>
          </table:table-cell>
          <table:table-cell table:formula="of:=[.D12]+[.E12]*2" office:value-type="float" office:value="0.00003026432" calcext:value-type="float">
            <text:p>3.026432E-05</text:p>
          </table:table-cell>
          <table:table-cell/>
          <table:table-cell table:formula="of:=0.99/([.$A$5]/[.C12] + 2*[.$B$2]/[.C12]/[.C12])" office:value-type="float" office:value="3.00948443579766" calcext:value-type="float">
            <text:p>3.01E+00</text:p>
          </table:table-cell>
          <table:table-cell table:formula="of:=0.495*[.C12]*[.C12]/[.$B$5]" office:value-type="float" office:value="0.75531005859375" calcext:value-type="float">
            <text:p>7.55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*2" office:value-type="float" office:value="256" calcext:value-type="float">
            <text:p>256</text:p>
          </table:table-cell>
          <table:table-cell table:formula="of:=[.$A$2]/[.B13]" office:value-type="float" office:value="0.00390625" calcext:value-type="float">
            <text:p>0.00390625</text:p>
          </table:table-cell>
          <table:table-cell table:formula="of:=[.$A$5]*[.$C$2]/[.C13]" office:value-type="float" office:value="0.00000023552" calcext:value-type="float">
            <text:p>2.3552E-07</text:p>
          </table:table-cell>
          <table:table-cell table:formula="of:=[.$B$2]*[.$C$2]/[.C13]/[.C13]" office:value-type="float" office:value="0.00006029312" calcext:value-type="float">
            <text:p>6.029312E-05</text:p>
          </table:table-cell>
          <table:table-cell table:formula="of:=[.D13]*[.D13]" office:value-type="float" office:value="0.0000000000000554696704" calcext:value-type="float">
            <text:p>5.54696704E-14</text:p>
          </table:table-cell>
          <table:table-cell table:formula="of:=[.D13]+[.E13]*2" office:value-type="float" office:value="0.00012082176" calcext:value-type="float">
            <text:p>0.00012082176</text:p>
          </table:table-cell>
          <table:table-cell/>
          <table:table-cell table:formula="of:=0.99/([.$A$5]/[.C13] + 2*[.$B$2]/[.C13]/[.C13])" office:value-type="float" office:value="0.753837719298246" calcext:value-type="float">
            <text:p>7.54E-01</text:p>
          </table:table-cell>
          <table:table-cell table:formula="of:=0.495*[.C13]*[.C13]/[.$B$5]" office:value-type="float" office:value="0.188827514648437" calcext:value-type="float">
            <text:p>1.89E-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512" calcext:value-type="float">
            <text:p>512</text:p>
          </table:table-cell>
          <table:table-cell table:formula="of:=[.$A$2]/[.B14]" office:value-type="float" office:value="0.001953125" calcext:value-type="float">
            <text:p>0.001953125</text:p>
          </table:table-cell>
          <table:table-cell table:formula="of:=[.$A$5]*[.$C$2]/[.C14]" office:value-type="float" office:value="0.00000047104" calcext:value-type="float">
            <text:p>4.7104E-07</text:p>
          </table:table-cell>
          <table:table-cell table:formula="of:=[.$B$2]*[.$C$2]/[.C14]/[.C14]" office:value-type="float" office:value="0.00024117248" calcext:value-type="float">
            <text:p>0.00024117248</text:p>
          </table:table-cell>
          <table:table-cell table:formula="of:=[.D14]*[.D14]" office:value-type="float" office:value="0.0000000000002218786816" calcext:value-type="float">
            <text:p>2.218786816E-13</text:p>
          </table:table-cell>
          <table:table-cell table:formula="of:=[.D14]+[.E14]*2" office:value-type="float" office:value="0.000482816" calcext:value-type="float">
            <text:p>0.000482816</text:p>
          </table:table-cell>
          <table:table-cell/>
          <table:table-cell table:formula="of:=0.99/([.$A$5]/[.C14] + 2*[.$B$2]/[.C14]/[.C14])" office:value-type="float" office:value="0.188643292682927" calcext:value-type="float">
            <text:p>1.89E-01</text:p>
          </table:table-cell>
          <table:table-cell table:formula="of:=0.495*[.C14]*[.C14]/[.$B$5]" office:value-type="float" office:value="0.0472068786621094" calcext:value-type="float">
            <text:p>4.72E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*2" office:value-type="float" office:value="1024" calcext:value-type="float">
            <text:p>1024</text:p>
          </table:table-cell>
          <table:table-cell table:formula="of:=[.$A$2]/[.B15]" office:value-type="float" office:value="0.0009765625" calcext:value-type="float">
            <text:p>0.0009765625</text:p>
          </table:table-cell>
          <table:table-cell table:formula="of:=[.$A$5]*[.$C$2]/[.C15]" office:value-type="float" office:value="0.00000094208" calcext:value-type="float">
            <text:p>9.4208E-07</text:p>
          </table:table-cell>
          <table:table-cell table:formula="of:=[.$B$2]*[.$C$2]/[.C15]/[.C15]" office:value-type="float" office:value="0.00096468992" calcext:value-type="float">
            <text:p>0.00096468992</text:p>
          </table:table-cell>
          <table:table-cell table:formula="of:=[.D15]*[.D15]" office:value-type="float" office:value="0.0000000000008875147264" calcext:value-type="float">
            <text:p>8.875147264E-13</text:p>
          </table:table-cell>
          <table:table-cell table:formula="of:=[.D15]+[.E15]*2" office:value-type="float" office:value="0.00193032192" calcext:value-type="float">
            <text:p>0.00193032192</text:p>
          </table:table-cell>
          <table:table-cell/>
          <table:table-cell table:formula="of:=0.99/([.$A$5]/[.C15] + 2*[.$B$2]/[.C15]/[.C15])" office:value-type="float" office:value="0.0471838396778916" calcext:value-type="float">
            <text:p>4.72E-02</text:p>
          </table:table-cell>
          <table:table-cell table:formula="of:=0.495*[.C15]*[.C15]/[.$B$5]" office:value-type="float" office:value="0.0118017196655273" calcext:value-type="float">
            <text:p>1.18E-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*2" office:value-type="float" office:value="2048" calcext:value-type="float">
            <text:p>2048</text:p>
          </table:table-cell>
          <table:table-cell table:formula="of:=[.$A$2]/[.B16]" office:value-type="float" office:value="0.00048828125" calcext:value-type="float">
            <text:p>0.00048828125</text:p>
          </table:table-cell>
          <table:table-cell table:formula="of:=[.$A$5]*[.$C$2]/[.C16]" office:value-type="float" office:value="0.00000188416" calcext:value-type="float">
            <text:p>1.88416E-06</text:p>
          </table:table-cell>
          <table:table-cell table:formula="of:=[.$B$2]*[.$C$2]/[.C16]/[.C16]" office:value-type="float" office:value="0.00385875968" calcext:value-type="float">
            <text:p>0.00385875968</text:p>
          </table:table-cell>
          <table:table-cell table:formula="of:=[.D16]*[.D16]" office:value-type="float" office:value="0.0000000000035500589056" calcext:value-type="float">
            <text:p>3.5500589056E-12</text:p>
          </table:table-cell>
          <table:table-cell table:formula="of:=[.D16]+[.E16]*2" office:value-type="float" office:value="0.00771940352" calcext:value-type="float">
            <text:p>0.00771940352</text:p>
          </table:table-cell>
          <table:table-cell/>
          <table:table-cell table:formula="of:=0.99/([.$A$5]/[.C16] + 2*[.$B$2]/[.C16]/[.C16])" office:value-type="float" office:value="0.0117988390895777" calcext:value-type="float">
            <text:p>1.18E-02</text:p>
          </table:table-cell>
          <table:table-cell table:formula="of:=0.495*[.C16]*[.C16]/[.$B$5]" office:value-type="float" office:value="0.00295042991638184" calcext:value-type="float">
            <text:p>2.95E-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*2" office:value-type="float" office:value="4096" calcext:value-type="float">
            <text:p>4096</text:p>
          </table:table-cell>
          <table:table-cell table:formula="of:=[.$A$2]/[.B17]" office:value-type="float" office:value="0.000244140625" calcext:value-type="float">
            <text:p>0.000244140625</text:p>
          </table:table-cell>
          <table:table-cell table:formula="of:=[.$A$5]*[.$C$2]/[.C17]" office:value-type="float" office:value="0.00000376832" calcext:value-type="float">
            <text:p>3.76832E-06</text:p>
          </table:table-cell>
          <table:table-cell table:formula="of:=[.$B$2]*[.$C$2]/[.C17]/[.C17]" office:value-type="float" office:value="0.01543503872" calcext:value-type="float">
            <text:p>0.01543503872</text:p>
          </table:table-cell>
          <table:table-cell table:formula="of:=[.D17]*[.D17]" office:value-type="float" office:value="0.0000000000142002356224" calcext:value-type="float">
            <text:p>1.42002356224E-11</text:p>
          </table:table-cell>
          <table:table-cell table:formula="of:=[.D17]+[.E17]*2" office:value-type="float" office:value="0.03087384576" calcext:value-type="float">
            <text:p>0.03087384576</text:p>
          </table:table-cell>
          <table:table-cell/>
          <table:table-cell table:formula="of:=0.99/([.$A$5]/[.C17] + 2*[.$B$2]/[.C17]/[.C17])" office:value-type="float" office:value="0.0029500698004394" calcext:value-type="float">
            <text:p>2.95E-03</text:p>
          </table:table-cell>
          <table:table-cell table:formula="of:=0.495*[.C17]*[.C17]/[.$B$5]" office:value-type="float" office:value="0.000737607479095459" calcext:value-type="float">
            <text:p>7.38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*2" office:value-type="float" office:value="8192" calcext:value-type="float">
            <text:p>8192</text:p>
          </table:table-cell>
          <table:table-cell table:formula="of:=[.$A$2]/[.B18]" office:value-type="float" office:value="0.0001220703125" calcext:value-type="float">
            <text:p>0.0001220703125</text:p>
          </table:table-cell>
          <table:table-cell table:formula="of:=[.$A$5]*[.$C$2]/[.C18]" office:value-type="float" office:value="0.00000753664" calcext:value-type="float">
            <text:p>7.53664E-06</text:p>
          </table:table-cell>
          <table:table-cell table:formula="of:=[.$B$2]*[.$C$2]/[.C18]/[.C18]" office:value-type="float" office:value="0.06174015488" calcext:value-type="float">
            <text:p>0.06174015488</text:p>
          </table:table-cell>
          <table:table-cell table:formula="of:=[.D18]*[.D18]" office:value-type="float" office:value="0.0000000000568009424896" calcext:value-type="float">
            <text:p>5.68009424896E-11</text:p>
          </table:table-cell>
          <table:table-cell table:formula="of:=[.D18]+[.E18]*2" office:value-type="float" office:value="0.1234878464" calcext:value-type="float">
            <text:p>0.1234878464</text:p>
          </table:table-cell>
          <table:table-cell/>
          <table:table-cell table:formula="of:=0.99/([.$A$5]/[.C18] + 2*[.$B$2]/[.C18]/[.C18])" office:value-type="float" office:value="0.000737562461855355" calcext:value-type="float">
            <text:p>7.38E-04</text:p>
          </table:table-cell>
          <table:table-cell table:formula="of:=0.495*[.C18]*[.C18]/[.$B$5]" office:value-type="float" office:value="0.000184401869773865" calcext:value-type="float">
            <text:p>1.84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*2" office:value-type="float" office:value="16384" calcext:value-type="float">
            <text:p>16384</text:p>
          </table:table-cell>
          <table:table-cell table:formula="of:=[.$A$2]/[.B19]" office:value-type="float" office:value="0.00006103515625" calcext:value-type="float">
            <text:p>6.103515625E-05</text:p>
          </table:table-cell>
          <table:table-cell table:formula="of:=[.$A$5]*[.$C$2]/[.C19]" office:value-type="float" office:value="0.00001507328" calcext:value-type="float">
            <text:p>1.507328E-05</text:p>
          </table:table-cell>
          <table:table-cell table:formula="of:=[.$B$2]*[.$C$2]/[.C19]/[.C19]" office:value-type="float" office:value="0.24696061952" calcext:value-type="float">
            <text:p>0.24696061952</text:p>
          </table:table-cell>
          <table:table-cell table:formula="of:=[.D19]*[.D19]" office:value-type="float" office:value="0.0000000002272037699584" calcext:value-type="float">
            <text:p>2.272037699584E-10</text:p>
          </table:table-cell>
          <table:table-cell table:formula="of:=[.D19]+[.E19]*2" office:value-type="float" office:value="0.49393631232" calcext:value-type="float">
            <text:p>0.49393631232</text:p>
          </table:table-cell>
          <table:table-cell/>
          <table:table-cell table:formula="of:=0.99/([.$A$5]/[.C19] + 2*[.$B$2]/[.C19]/[.C19])" office:value-type="float" office:value="0.00018439624244713" calcext:value-type="float">
            <text:p>1.84E-04</text:p>
          </table:table-cell>
          <table:table-cell table:formula="of:=0.495*[.C19]*[.C19]/[.$B$5]" office:value-type="float" office:value="0.0000461004674434662" calcext:value-type="float">
            <text:p>4.61E-05</text:p>
          </table:table-cell>
        </table:table-row>
      </table:table>
      <table:table table:name="exSol" table:style-name="ta1">
        <table:table-column table:style-name="co1" table:number-columns-repeated="7" table:default-cell-style-name="Default"/>
        <table:table-column table:style-name="co1" table:default-cell-style-name="ce32"/>
        <table:table-column table:style-name="co1" table:default-cell-style-name="ce25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d_s</text:p>
          </table:table-cell>
          <table:table-cell office:value-type="string" calcext:value-type="string">
            <text:p>rho_s</text:p>
          </table:table-cell>
          <table:table-cell office:value-type="string" calcext:value-type="string">
            <text:p>rho_f</text:p>
          </table:table-cell>
          <table:table-cell table:style-name="Default" office:value-type="string" calcext:value-type="string">
            <text:p>C_s</text:p>
          </table:table-cell>
          <table:table-cell table:style-name="Default" office:value-type="string" calcext:value-type="string">
            <text:p>C_f</text:p>
          </table:table-cell>
          <table:table-cell office:value-type="string" calcext:value-type="string">
            <text:p>k_s</text:p>
          </table:table-cell>
          <table:table-cell office:value-type="string" calcext:value-type="string">
            <text:p>k_f</text:p>
          </table:table-cell>
          <table:table-cell office:value-type="string" calcext:value-type="string">
            <text:p>mu_f</text:p>
          </table:table-cell>
          <table:table-cell office:value-type="string" calcext:value-type="string">
            <text:p>dm</text:p>
          </table:table-cell>
          <table:table-cell table:number-columns-repeated="4"/>
        </table:table-row>
        <table:table-row table:style-name="ro1">
          <table:table-cell table:style-name="ce25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0.01" calcext:value-type="float">
            <text:p>1.00E-02</text:p>
          </table:table-cell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2600" calcext:value-type="float">
            <text:p>2600</text:p>
          </table:table-cell>
          <table:table-cell office:value-type="float" office:value="1835.6" calcext:value-type="float">
            <text:p>1835.6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511.8" calcext:value-type="float">
            <text:p>1511.8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2.63" calcext:value-type="float">
            <text:p>2.6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30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h_fs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h_v</text:p>
          </table:table-cell>
          <table:table-cell office:value-type="string" calcext:value-type="string">
            <text:p>Pe</text:p>
          </table:table-cell>
          <table:table-cell table:number-columns-repeated="7"/>
        </table:table-row>
        <table:table-row table:style-name="ro1">
          <table:table-cell table:style-name="ce36" table:formula="of:=[.M2]/([.G2]*[.D2]*PI()*[.B2]*[.B2]/4)" office:value-type="float" office:value="0.000173409177480819" calcext:value-type="float">
            <text:p>1.73E-04</text:p>
          </table:table-cell>
          <table:table-cell table:formula="of:=[.K2]/([.D2]*[.G2]*[.I2])" office:value-type="float" office:value="0.000000468458326134691" calcext:value-type="float">
            <text:p>4.68458326134691E-07</text:p>
          </table:table-cell>
          <table:table-cell table:formula="of:=[.J2]/((1-[.D2])*[.F2]*[.H2])" office:value-type="float" office:value="0.00000142450142450142" calcext:value-type="float">
            <text:p>1.42450142450142E-06</text:p>
          </table:table-cell>
          <table:table-cell table:formula="of:=[.D2]*[.G2]*[.B2]*[.E2]/[.L2]" office:value-type="float" office:value="8.37536121673004" calcext:value-type="float">
            <text:p>8.37536121673004</text:p>
          </table:table-cell>
          <table:table-cell table:style-name="ce25" table:formula="of:=[.L2]*[.I2]/[.K2]" office:value-type="float" office:value="7646.21923076923" calcext:value-type="float">
            <text:p>7.65E+03</text:p>
          </table:table-cell>
          <table:table-cell table:formula="of:=0.255/[.D2]*[.E5]^(1/3)*[.D5]^(2/3)" office:value-type="float" office:value="51.7962281836318" calcext:value-type="float">
            <text:p>51.7962281836318</text:p>
          </table:table-cell>
          <table:table-cell table:formula="of:=[.F5]*[.K2]/[.E2]" office:value-type="float" office:value="897.801288516284" calcext:value-type="float">
            <text:p>897.801288516284</text:p>
          </table:table-cell>
          <table:table-cell table:style-name="Default" table:formula="of:=1/(1/[.G5]+[.E2]/(10*[.J2]))" office:value-type="float" office:value="382.580026878337" calcext:value-type="float">
            <text:p>382.580026878337</text:p>
          </table:table-cell>
          <table:table-cell table:style-name="Default" table:formula="of:=6*(1-[.D2])*[.H5]/[.E2]" office:value-type="float" office:value="45909.6032254004" calcext:value-type="float">
            <text:p>45909.6032254004</text:p>
          </table:table-cell>
          <table:table-cell table:formula="of:=[.B2]*[.A2]/[.B5]" office:value-type="float" office:value="2134661.6" calcext:value-type="float">
            <text:p>2134661.6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table:style-name="Default" office:value-type="string" calcext:value-type="string">
            <text:p>dt_f</text:p>
          </table:table-cell>
          <table:table-cell office:value-type="string" calcext:value-type="string">
            <text:p>dt_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8]" office:value-type="float" office:value="0.125" calcext:value-type="float">
            <text:p>0.125</text:p>
          </table:table-cell>
          <table:table-cell table:formula="of:=[.$A$5]*[.$C$2]/[.C8]" office:value-type="float" office:value="0.0000138727341984655" calcext:value-type="float">
            <text:p>1.38727341984655E-05</text:p>
          </table:table-cell>
          <table:table-cell table:formula="of:=[.$B$5]*[.$C$2]/[.C8]/[.C8]" office:value-type="float" office:value="0.000000299813328726202" calcext:value-type="float">
            <text:p>2.99813328726202E-07</text:p>
          </table:table-cell>
          <table:table-cell table:formula="of:=[.D8]*[.D8]" office:value-type="float" office:value="0.000000000192452754141274" calcext:value-type="float">
            <text:p>1.92452754141274E-10</text:p>
          </table:table-cell>
          <table:table-cell table:formula="of:=[.D8]+[.E8]*2" office:value-type="float" office:value="0.0000144723608559179" calcext:value-type="float">
            <text:p>1.44723608559179E-05</text:p>
          </table:table-cell>
          <table:table-cell/>
          <table:table-cell table:formula="of:=0.99/([.$A$5]/[.C8] + 2*[.$B$5]/[.C8]/[.C8])" office:value-type="float" office:value="684.0625450513" calcext:value-type="float">
            <text:p>6.84E+02</text:p>
          </table:table-cell>
          <table:table-cell table:formula="of:=0.495*[.C8]*[.C8]/[.$C$5]" office:value-type="float" office:value="5429.53125" calcext:value-type="float">
            <text:p>5429.5312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16" calcext:value-type="float">
            <text:p>16</text:p>
          </table:table-cell>
          <table:table-cell table:formula="of:=[.$A$2]/[.B9]" office:value-type="float" office:value="0.0625" calcext:value-type="float">
            <text:p>0.0625</text:p>
          </table:table-cell>
          <table:table-cell table:formula="of:=[.$A$5]*[.$C$2]/[.C9]" office:value-type="float" office:value="0.000027745468396931" calcext:value-type="float">
            <text:p>2.7745468396931E-05</text:p>
          </table:table-cell>
          <table:table-cell table:formula="of:=[.$B$5]*[.$C$2]/[.C9]/[.C9]" office:value-type="float" office:value="0.00000119925331490481" calcext:value-type="float">
            <text:p>1.19925331490481E-06</text:p>
          </table:table-cell>
          <table:table-cell table:formula="of:=[.D9]*[.D9]" office:value-type="float" office:value="0.000000000769811016565096" calcext:value-type="float">
            <text:p>7.69811016565096E-10</text:p>
          </table:table-cell>
          <table:table-cell table:formula="of:=[.D9]+[.E9]*2" office:value-type="float" office:value="0.0000301439750267406" calcext:value-type="float">
            <text:p>3.01439750267406E-05</text:p>
          </table:table-cell>
          <table:table-cell/>
          <table:table-cell table:formula="of:=0.99/([.$A$5]/[.C9] + 2*[.$B$5]/[.C9]/[.C9])" office:value-type="float" office:value="328.42383896675" calcext:value-type="float">
            <text:p>3.28E+02</text:p>
          </table:table-cell>
          <table:table-cell table:formula="of:=0.495*[.C9]*[.C9]/[.$C$5]" office:value-type="float" office:value="1357.3828125" calcext:value-type="float">
            <text:p>1357.382812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32" calcext:value-type="float">
            <text:p>32</text:p>
          </table:table-cell>
          <table:table-cell table:formula="of:=[.$A$2]/[.B10]" office:value-type="float" office:value="0.03125" calcext:value-type="float">
            <text:p>0.03125</text:p>
          </table:table-cell>
          <table:table-cell table:formula="of:=[.$A$5]*[.$C$2]/[.C10]" office:value-type="float" office:value="0.000055490936793862" calcext:value-type="float">
            <text:p>5.5490936793862E-05</text:p>
          </table:table-cell>
          <table:table-cell table:formula="of:=[.$B$5]*[.$C$2]/[.C10]/[.C10]" office:value-type="float" office:value="0.00000479701325961923" calcext:value-type="float">
            <text:p>4.79701325961923E-06</text:p>
          </table:table-cell>
          <table:table-cell table:formula="of:=[.D10]*[.D10]" office:value-type="float" office:value="0.00000000307924406626038" calcext:value-type="float">
            <text:p>3.07924406626038E-09</text:p>
          </table:table-cell>
          <table:table-cell table:formula="of:=[.D10]+[.E10]*2" office:value-type="float" office:value="0.0000650849633131004" calcext:value-type="float">
            <text:p>6.50849633131004E-05</text:p>
          </table:table-cell>
          <table:table-cell/>
          <table:table-cell table:formula="of:=0.99/([.$A$5]/[.C10] + 2*[.$B$5]/[.C10]/[.C10])" office:value-type="float" office:value="152.108866565302" calcext:value-type="float">
            <text:p>1.52E+02</text:p>
          </table:table-cell>
          <table:table-cell table:formula="of:=0.495*[.C10]*[.C10]/[.$C$5]" office:value-type="float" office:value="339.345703125" calcext:value-type="float">
            <text:p>339.34570312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64" calcext:value-type="float">
            <text:p>64</text:p>
          </table:table-cell>
          <table:table-cell table:formula="of:=[.$A$2]/[.B11]" office:value-type="float" office:value="0.015625" calcext:value-type="float">
            <text:p>0.015625</text:p>
          </table:table-cell>
          <table:table-cell table:formula="of:=[.$A$5]*[.$C$2]/[.C11]" office:value-type="float" office:value="0.000110981873587724" calcext:value-type="float">
            <text:p>0.000110981873588</text:p>
          </table:table-cell>
          <table:table-cell table:formula="of:=[.$B$5]*[.$C$2]/[.C11]/[.C11]" office:value-type="float" office:value="0.0000191880530384769" calcext:value-type="float">
            <text:p>1.91880530384769E-05</text:p>
          </table:table-cell>
          <table:table-cell table:formula="of:=[.D11]*[.D11]" office:value-type="float" office:value="0.0000000123169762650415" calcext:value-type="float">
            <text:p>1.23169762650415E-08</text:p>
          </table:table-cell>
          <table:table-cell table:formula="of:=[.D11]+[.E11]*2" office:value-type="float" office:value="0.000149357979664678" calcext:value-type="float">
            <text:p>0.000149357979665</text:p>
          </table:table-cell>
          <table:table-cell/>
          <table:table-cell table:formula="of:=0.99/([.$A$5]/[.C11] + 2*[.$B$5]/[.C11]/[.C11])" office:value-type="float" office:value="66.2837032358525" calcext:value-type="float">
            <text:p>6.63E+01</text:p>
          </table:table-cell>
          <table:table-cell table:formula="of:=0.495*[.C11]*[.C11]/[.$C$5]" office:value-type="float" office:value="84.83642578125" calcext:value-type="float">
            <text:p>84.8364257812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128" calcext:value-type="float">
            <text:p>128</text:p>
          </table:table-cell>
          <table:table-cell table:formula="of:=[.$A$2]/[.B12]" office:value-type="float" office:value="0.0078125" calcext:value-type="float">
            <text:p>0.0078125</text:p>
          </table:table-cell>
          <table:table-cell table:formula="of:=[.$A$5]*[.$C$2]/[.C12]" office:value-type="float" office:value="0.000221963747175448" calcext:value-type="float">
            <text:p>0.000221963747175</text:p>
          </table:table-cell>
          <table:table-cell table:formula="of:=[.$B$5]*[.$C$2]/[.C12]/[.C12]" office:value-type="float" office:value="0.0000767522121539077" calcext:value-type="float">
            <text:p>7.67522121539077E-05</text:p>
          </table:table-cell>
          <table:table-cell table:formula="of:=[.D12]*[.D12]" office:value-type="float" office:value="0.0000000492679050601662" calcext:value-type="float">
            <text:p>4.92679050601662E-08</text:p>
          </table:table-cell>
          <table:table-cell table:formula="of:=[.D12]+[.E12]*2" office:value-type="float" office:value="0.000375468171483263" calcext:value-type="float">
            <text:p>0.000375468171483</text:p>
          </table:table-cell>
          <table:table-cell/>
          <table:table-cell table:formula="of:=0.99/([.$A$5]/[.C12] + 2*[.$B$5]/[.C12]/[.C12])" office:value-type="float" office:value="26.3670818245144" calcext:value-type="float">
            <text:p>2.64E+01</text:p>
          </table:table-cell>
          <table:table-cell table:formula="of:=0.495*[.C12]*[.C12]/[.$C$5]" office:value-type="float" office:value="21.2091064453125" calcext:value-type="float">
            <text:p>21.209106445312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*2" office:value-type="float" office:value="256" calcext:value-type="float">
            <text:p>256</text:p>
          </table:table-cell>
          <table:table-cell table:formula="of:=[.$A$2]/[.B13]" office:value-type="float" office:value="0.00390625" calcext:value-type="float">
            <text:p>0.00390625</text:p>
          </table:table-cell>
          <table:table-cell table:formula="of:=[.$A$5]*[.$C$2]/[.C13]" office:value-type="float" office:value="0.000443927494350896" calcext:value-type="float">
            <text:p>0.000443927494351</text:p>
          </table:table-cell>
          <table:table-cell table:formula="of:=[.$B$5]*[.$C$2]/[.C13]/[.C13]" office:value-type="float" office:value="0.000307008848615631" calcext:value-type="float">
            <text:p>0.000307008848616</text:p>
          </table:table-cell>
          <table:table-cell table:formula="of:=[.D13]*[.D13]" office:value-type="float" office:value="0.000000197071620240665" calcext:value-type="float">
            <text:p>1.97071620240665E-07</text:p>
          </table:table-cell>
          <table:table-cell table:formula="of:=[.D13]+[.E13]*2" office:value-type="float" office:value="0.00105794519158216" calcext:value-type="float">
            <text:p>0.001057945191582</text:p>
          </table:table-cell>
          <table:table-cell/>
          <table:table-cell table:formula="of:=0.99/([.$A$5]/[.C13] + 2*[.$B$5]/[.C13]/[.C13])" office:value-type="float" office:value="9.3577626504399" calcext:value-type="float">
            <text:p>9.36E+00</text:p>
          </table:table-cell>
          <table:table-cell table:formula="of:=0.495*[.C13]*[.C13]/[.$C$5]" office:value-type="float" office:value="5.30227661132813" calcext:value-type="float">
            <text:p>5.3022766113281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512" calcext:value-type="float">
            <text:p>512</text:p>
          </table:table-cell>
          <table:table-cell table:formula="of:=[.$A$2]/[.B14]" office:value-type="float" office:value="0.001953125" calcext:value-type="float">
            <text:p>0.001953125</text:p>
          </table:table-cell>
          <table:table-cell table:formula="of:=[.$A$5]*[.$C$2]/[.C14]" office:value-type="float" office:value="0.000887854988701792" calcext:value-type="float">
            <text:p>0.000887854988702</text:p>
          </table:table-cell>
          <table:table-cell table:formula="of:=[.$B$5]*[.$C$2]/[.C14]/[.C14]" office:value-type="float" office:value="0.00122803539446252" calcext:value-type="float">
            <text:p>0.001228035394463</text:p>
          </table:table-cell>
          <table:table-cell table:formula="of:=[.D14]*[.D14]" office:value-type="float" office:value="0.000000788286480962658" calcext:value-type="float">
            <text:p>7.88286480962658E-07</text:p>
          </table:table-cell>
          <table:table-cell table:formula="of:=[.D14]+[.E14]*2" office:value-type="float" office:value="0.00334392577762684" calcext:value-type="float">
            <text:p>0.003343925777627</text:p>
          </table:table-cell>
          <table:table-cell/>
          <table:table-cell table:formula="of:=0.99/([.$A$5]/[.C14] + 2*[.$B$5]/[.C14]/[.C14])" office:value-type="float" office:value="2.96059202815978" calcext:value-type="float">
            <text:p>2.96E+00</text:p>
          </table:table-cell>
          <table:table-cell table:formula="of:=0.495*[.C14]*[.C14]/[.$C$5]" office:value-type="float" office:value="1.32556915283203" calcext:value-type="float">
            <text:p>1.3255691528320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*2" office:value-type="float" office:value="1024" calcext:value-type="float">
            <text:p>1024</text:p>
          </table:table-cell>
          <table:table-cell table:formula="of:=[.$A$2]/[.B15]" office:value-type="float" office:value="0.0009765625" calcext:value-type="float">
            <text:p>0.0009765625</text:p>
          </table:table-cell>
          <table:table-cell table:formula="of:=[.$A$5]*[.$C$2]/[.C15]" office:value-type="float" office:value="0.00177570997740358" calcext:value-type="float">
            <text:p>0.001775709977404</text:p>
          </table:table-cell>
          <table:table-cell table:formula="of:=[.$B$5]*[.$C$2]/[.C15]/[.C15]" office:value-type="float" office:value="0.00491214157785009" calcext:value-type="float">
            <text:p>0.00491214157785</text:p>
          </table:table-cell>
          <table:table-cell table:formula="of:=[.D15]*[.D15]" office:value-type="float" office:value="0.00000315314592385063" calcext:value-type="float">
            <text:p>3.15314592385063E-06</text:p>
          </table:table-cell>
          <table:table-cell table:formula="of:=[.D15]+[.E15]*2" office:value-type="float" office:value="0.0115999931331038" calcext:value-type="float">
            <text:p>0.011599993133104</text:p>
          </table:table-cell>
          <table:table-cell/>
          <table:table-cell table:formula="of:=0.99/([.$A$5]/[.C15] + 2*[.$B$5]/[.C15]/[.C15])" office:value-type="float" office:value="0.853448781081398" calcext:value-type="float">
            <text:p>8.53E-01</text:p>
          </table:table-cell>
          <table:table-cell table:formula="of:=0.495*[.C15]*[.C15]/[.$C$5]" office:value-type="float" office:value="0.331392288208008" calcext:value-type="float">
            <text:p>0.331392288208008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*2" office:value-type="float" office:value="2048" calcext:value-type="float">
            <text:p>2048</text:p>
          </table:table-cell>
          <table:table-cell table:formula="of:=[.$A$2]/[.B16]" office:value-type="float" office:value="0.00048828125" calcext:value-type="float">
            <text:p>0.00048828125</text:p>
          </table:table-cell>
          <table:table-cell table:formula="of:=[.$A$5]*[.$C$2]/[.C16]" office:value-type="float" office:value="0.00355141995480717" calcext:value-type="float">
            <text:p>0.003551419954807</text:p>
          </table:table-cell>
          <table:table-cell table:formula="of:=[.$B$5]*[.$C$2]/[.C16]/[.C16]" office:value-type="float" office:value="0.0196485663114004" calcext:value-type="float">
            <text:p>0.0196485663114</text:p>
          </table:table-cell>
          <table:table-cell table:formula="of:=[.D16]*[.D16]" office:value-type="float" office:value="0.0000126125836954025" calcext:value-type="float">
            <text:p>1.26125836954025E-05</text:p>
          </table:table-cell>
          <table:table-cell table:formula="of:=[.D16]+[.E16]*2" office:value-type="float" office:value="0.0428485525776079" calcext:value-type="float">
            <text:p>0.042848552577608</text:p>
          </table:table-cell>
          <table:table-cell/>
          <table:table-cell table:formula="of:=0.99/([.$A$5]/[.C16] + 2*[.$B$5]/[.C16]/[.C16])" office:value-type="float" office:value="0.231046310889241" calcext:value-type="float">
            <text:p>2.31E-01</text:p>
          </table:table-cell>
          <table:table-cell table:formula="of:=0.495*[.C16]*[.C16]/[.$C$5]" office:value-type="float" office:value="0.082848072052002" calcext:value-type="float">
            <text:p>0.08284807205200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*2" office:value-type="float" office:value="4096" calcext:value-type="float">
            <text:p>4096</text:p>
          </table:table-cell>
          <table:table-cell table:formula="of:=[.$A$2]/[.B17]" office:value-type="float" office:value="0.000244140625" calcext:value-type="float">
            <text:p>0.000244140625</text:p>
          </table:table-cell>
          <table:table-cell table:formula="of:=[.$A$5]*[.$C$2]/[.C17]" office:value-type="float" office:value="0.00710283990961433" calcext:value-type="float">
            <text:p>0.007102839909614</text:p>
          </table:table-cell>
          <table:table-cell table:formula="of:=[.$B$5]*[.$C$2]/[.C17]/[.C17]" office:value-type="float" office:value="0.0785942652456015" calcext:value-type="float">
            <text:p>0.078594265245602</text:p>
          </table:table-cell>
          <table:table-cell table:formula="of:=[.D17]*[.D17]" office:value-type="float" office:value="0.0000504503347816101" calcext:value-type="float">
            <text:p>5.04503347816101E-05</text:p>
          </table:table-cell>
          <table:table-cell table:formula="of:=[.D17]+[.E17]*2" office:value-type="float" office:value="0.164291370400817" calcext:value-type="float">
            <text:p>0.164291370400817</text:p>
          </table:table-cell>
          <table:table-cell/>
          <table:table-cell table:formula="of:=0.99/([.$A$5]/[.C17] + 2*[.$B$5]/[.C17]/[.C17])" office:value-type="float" office:value="0.0602587949436859" calcext:value-type="float">
            <text:p>6.03E-02</text:p>
          </table:table-cell>
          <table:table-cell table:formula="of:=0.495*[.C17]*[.C17]/[.$C$5]" office:value-type="float" office:value="0.0207120180130005" calcext:value-type="float">
            <text:p>0.02071201801300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*2" office:value-type="float" office:value="8192" calcext:value-type="float">
            <text:p>8192</text:p>
          </table:table-cell>
          <table:table-cell table:formula="of:=[.$A$2]/[.B18]" office:value-type="float" office:value="0.0001220703125" calcext:value-type="float">
            <text:p>0.0001220703125</text:p>
          </table:table-cell>
          <table:table-cell table:formula="of:=[.$A$5]*[.$C$2]/[.C18]" office:value-type="float" office:value="0.0142056798192287" calcext:value-type="float">
            <text:p>0.014205679819229</text:p>
          </table:table-cell>
          <table:table-cell table:formula="of:=[.$B$5]*[.$C$2]/[.C18]/[.C18]" office:value-type="float" office:value="0.314377060982406" calcext:value-type="float">
            <text:p>0.314377060982406</text:p>
          </table:table-cell>
          <table:table-cell table:formula="of:=[.D18]*[.D18]" office:value-type="float" office:value="0.000201801339126441" calcext:value-type="float">
            <text:p>0.000201801339126</text:p>
          </table:table-cell>
          <table:table-cell table:formula="of:=[.D18]+[.E18]*2" office:value-type="float" office:value="0.64295980178404" calcext:value-type="float">
            <text:p>0.64295980178404</text:p>
          </table:table-cell>
          <table:table-cell/>
          <table:table-cell table:formula="of:=0.99/([.$A$5]/[.C18] + 2*[.$B$5]/[.C18]/[.C18])" office:value-type="float" office:value="0.0153975411410327" calcext:value-type="float">
            <text:p>1.54E-02</text:p>
          </table:table-cell>
          <table:table-cell table:formula="of:=0.495*[.C18]*[.C18]/[.$C$5]" office:value-type="float" office:value="0.00517800450325012" calcext:value-type="float">
            <text:p>0.0051780045032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*2" office:value-type="float" office:value="16384" calcext:value-type="float">
            <text:p>16384</text:p>
          </table:table-cell>
          <table:table-cell table:formula="of:=[.$A$2]/[.B19]" office:value-type="float" office:value="0.00006103515625" calcext:value-type="float">
            <text:p>6.103515625E-05</text:p>
          </table:table-cell>
          <table:table-cell table:formula="of:=[.$A$5]*[.$C$2]/[.C19]" office:value-type="float" office:value="0.0284113596384573" calcext:value-type="float">
            <text:p>0.028411359638457</text:p>
          </table:table-cell>
          <table:table-cell table:formula="of:=[.$B$5]*[.$C$2]/[.C19]/[.C19]" office:value-type="float" office:value="1.25750824392962" calcext:value-type="float">
            <text:p>1.25750824392962</text:p>
          </table:table-cell>
          <table:table-cell table:formula="of:=[.D19]*[.D19]" office:value-type="float" office:value="0.000807205356505762" calcext:value-type="float">
            <text:p>0.000807205356506</text:p>
          </table:table-cell>
          <table:table-cell table:formula="of:=[.D19]+[.E19]*2" office:value-type="float" office:value="2.5434278474977" calcext:value-type="float">
            <text:p>2.5434278474977</text:p>
          </table:table-cell>
          <table:table-cell/>
          <table:table-cell table:formula="of:=0.99/([.$A$5]/[.C19] + 2*[.$B$5]/[.C19]/[.C19])" office:value-type="float" office:value="0.00389238484187389" calcext:value-type="float">
            <text:p>3.89E-03</text:p>
          </table:table-cell>
          <table:table-cell table:formula="of:=0.495*[.C19]*[.C19]/[.$C$5]" office:value-type="float" office:value="0.00129450112581253" calcext:value-type="float">
            <text:p>0.00129450112581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*2" office:value-type="float" office:value="32768" calcext:value-type="float">
            <text:p>32768</text:p>
          </table:table-cell>
          <table:table-cell table:formula="of:=[.$A$2]/[.B20]" office:value-type="float" office:value="0.000030517578125" calcext:value-type="float">
            <text:p>3.0517578125E-05</text:p>
          </table:table-cell>
          <table:table-cell table:formula="of:=[.$A$5]*[.$C$2]/[.C20]" office:value-type="float" office:value="0.0568227192769147" calcext:value-type="float">
            <text:p>0.056822719276915</text:p>
          </table:table-cell>
          <table:table-cell table:formula="of:=[.$B$5]*[.$C$2]/[.C20]/[.C20]" office:value-type="float" office:value="5.03003297571849" calcext:value-type="float">
            <text:p>5.03003297571849</text:p>
          </table:table-cell>
          <table:table-cell table:formula="of:=[.D20]*[.D20]" office:value-type="float" office:value="0.00322882142602305" calcext:value-type="float">
            <text:p>0.003228821426023</text:p>
          </table:table-cell>
          <table:table-cell table:formula="of:=[.D20]+[.E20]*2" office:value-type="float" office:value="10.1168886707139" calcext:value-type="float">
            <text:p>10.1168886707139</text:p>
          </table:table-cell>
          <table:table-cell/>
          <table:table-cell table:formula="of:=0.99/([.$A$5]/[.C20] + 2*[.$B$5]/[.C20]/[.C20])" office:value-type="float" office:value="0.000978561722109116" calcext:value-type="float">
            <text:p>9.79E-04</text:p>
          </table:table-cell>
          <table:table-cell table:formula="of:=0.495*[.C20]*[.C20]/[.$C$5]" office:value-type="float" office:value="0.000323625281453133" calcext:value-type="float">
            <text:p>0.000323625281453</text:p>
          </table:table-cell>
          <table:table-cell table:number-columns-repeated="7"/>
        </table:table-row>
        <table:table-row table:style-name="ro1" table:number-rows-repeated="4"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table:style-name="Default"/>
          <table:table-cell table:number-columns-repeated="9"/>
        </table:table-row>
      </table:table>
      <table:table table:name="realSim" table:style-name="ta1">
        <table:table-column table:style-name="co1" table:number-columns-repeated="7" table:default-cell-style-name="Default"/>
        <table:table-column table:style-name="co1" table:default-cell-style-name="ce32"/>
        <table:table-column table:style-name="co1" table:default-cell-style-name="ce2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d_s</text:p>
          </table:table-cell>
          <table:table-cell office:value-type="string" calcext:value-type="string">
            <text:p>rho_s</text:p>
          </table:table-cell>
          <table:table-cell office:value-type="string" calcext:value-type="string">
            <text:p>rho_f</text:p>
          </table:table-cell>
          <table:table-cell table:style-name="Default" office:value-type="string" calcext:value-type="string">
            <text:p>C_s</text:p>
          </table:table-cell>
          <table:table-cell table:style-name="Default" office:value-type="string" calcext:value-type="string">
            <text:p>C_f</text:p>
          </table:table-cell>
          <table:table-cell office:value-type="string" calcext:value-type="string">
            <text:p>k_s</text:p>
          </table:table-cell>
          <table:table-cell office:value-type="string" calcext:value-type="string">
            <text:p>k_f</text:p>
          </table:table-cell>
          <table:table-cell office:value-type="string" calcext:value-type="string">
            <text:p>mu_f</text:p>
          </table:table-cell>
          <table:table-cell office:value-type="string" calcext:value-type="string">
            <text:p>dm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4" office:value-type="float" office:value="5" calcext:value-type="float">
            <text:p>5</text:p>
          </table:table-cell>
          <table:table-cell table:style-name="ce39" office:value-type="float" office:value="2" calcext:value-type="float">
            <text:p>2.00E+00</text:p>
          </table:table-cell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2600" calcext:value-type="float">
            <text:p>2600</text:p>
          </table:table-cell>
          <table:table-cell office:value-type="float" office:value="1835.6" calcext:value-type="float">
            <text:p>1835.6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511.8" calcext:value-type="float">
            <text:p>1511.8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2.63" calcext:value-type="float">
            <text:p>2.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u</text:p>
          </table:table-cell>
          <table:table-cell table:style-name="Default" office:value-type="string" calcext:value-type="string">
            <text:p>h_fs</text:p>
          </table:table-cell>
          <table:table-cell table:style-name="Default" office:value-type="string" calcext:value-type="string">
            <text:p>h</text:p>
          </table:table-cell>
          <table:table-cell office:value-type="string" calcext:value-type="string">
            <text:p>h_v</text:p>
          </table:table-cell>
          <table:table-cell office:value-type="string" calcext:value-type="string">
            <text:p>Pe</text:p>
          </table:table-cell>
          <table:table-cell table:number-columns-repeated="2"/>
        </table:table-row>
        <table:table-row table:style-name="ro1">
          <table:table-cell table:style-name="ce25" table:formula="of:=[.A2]*4/(PI()*[.B2]*[.B2])" office:value-type="float" office:value="15.278874536822" calcext:value-type="float">
            <text:p>1.53E+01</text:p>
          </table:table-cell>
          <table:table-cell table:style-name="ce36" table:formula="of:=[.M2]/([.G2]*[.D2]*PI()*[.B2]*[.B2]/4)" office:value-type="float" office:value="0.000693636709923274" calcext:value-type="float">
            <text:p>6.94E-04</text:p>
          </table:table-cell>
          <table:table-cell table:formula="of:=[.K2]/([.D2]*[.G2]*[.I2])" office:value-type="float" office:value="0.000000468458326134691" calcext:value-type="float">
            <text:p>4.68458326134691E-07</text:p>
          </table:table-cell>
          <table:table-cell table:formula="of:=[.J2]/((1-[.D2])*[.F2]*[.H2])" office:value-type="float" office:value="0.00000142450142450142" calcext:value-type="float">
            <text:p>1.42450142450142E-06</text:p>
          </table:table-cell>
          <table:table-cell table:formula="of:=[.D2]*[.G2]*[.B2]*[.E2]/[.L2]" office:value-type="float" office:value="41.8768060836502" calcext:value-type="float">
            <text:p>41.8768060836502</text:p>
          </table:table-cell>
          <table:table-cell table:style-name="ce25" table:formula="of:=[.L2]*[.I2]/[.K2]" office:value-type="float" office:value="7646.21923076923" calcext:value-type="float">
            <text:p>7.65E+03</text:p>
          </table:table-cell>
          <table:table-cell table:formula="of:=0.255/[.D2]*[.F5]^(1/3)*[.E5]^(2/3)" office:value-type="float" office:value="151.453089981461" calcext:value-type="float">
            <text:p>151.453089981461</text:p>
          </table:table-cell>
          <table:table-cell table:style-name="Default" table:formula="of:=[.G5]*[.K2]/[.E2]" office:value-type="float" office:value="2625.18689301198" calcext:value-type="float">
            <text:p>2625.18689301198</text:p>
          </table:table-cell>
          <table:table-cell table:style-name="Default" table:formula="of:=1/(1/[.H5]+[.E2]/(10*[.J2]))" office:value-type="float" office:value="531.653235362076" calcext:value-type="float">
            <text:p>531.653235362076</text:p>
          </table:table-cell>
          <table:table-cell table:formula="of:=6*(1-[.D2])*[.I5]/[.E2]" office:value-type="float" office:value="63798.3882434492" calcext:value-type="float">
            <text:p>63798.3882434492</text:p>
          </table:table-cell>
          <table:table-cell table:formula="of:=[.B2]*[.A5]/[.C5]" office:value-type="float" office:value="163076133.824858" calcext:value-type="float">
            <text:p>163076133.824858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table:style-name="Default" office:value-type="string" calcext:value-type="string">
            <text:p>dt_f</text:p>
          </table:table-cell>
          <table:table-cell office:value-type="string" calcext:value-type="string">
            <text:p>dt_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5]/[.B8]" office:value-type="float" office:value="1.90985931710274" calcext:value-type="float">
            <text:p>1.90985931710274</text:p>
          </table:table-cell>
          <table:table-cell table:formula="of:=[.$B$5]*[.$C$2]/[.C8]" office:value-type="float" office:value="0.000726374664051718" calcext:value-type="float">
            <text:p>0.000726374664052</text:p>
          </table:table-cell>
          <table:table-cell table:formula="of:=[.$C$5]*[.$C$2]/[.C8]/[.C8]" office:value-type="float" office:value="0.00000025686101985255" calcext:value-type="float">
            <text:p>2.5686101985255E-07</text:p>
          </table:table-cell>
          <table:table-cell table:formula="of:=[.D8]*[.D8]" office:value-type="float" office:value="0.000000527620152576246" calcext:value-type="float">
            <text:p>5.27620152576246E-07</text:p>
          </table:table-cell>
          <table:table-cell table:formula="of:=[.D8]+[.E8]*2" office:value-type="float" office:value="0.000726888386091423" calcext:value-type="float">
            <text:p>0.000726888386091</text:p>
          </table:table-cell>
          <table:table-cell/>
          <table:table-cell table:formula="of:=0.99/([.$B$5]/[.C8] + 2*[.$C$5]/[.C8]/[.C8])" office:value-type="float" office:value="2723.93951793167" calcext:value-type="float">
            <text:p>2.72E+03</text:p>
          </table:table-cell>
          <table:table-cell table:formula="of:=0.495*[.C8]*[.C8]/[.$D$5]" office:value-type="float" office:value="1267491.53173953" calcext:value-type="float">
            <text:p>1267491.531739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16" calcext:value-type="float">
            <text:p>16</text:p>
          </table:table-cell>
          <table:table-cell table:formula="of:=[.$A$5]/[.B9]" office:value-type="float" office:value="0.954929658551372" calcext:value-type="float">
            <text:p>0.954929658551372</text:p>
          </table:table-cell>
          <table:table-cell table:formula="of:=[.$B$5]*[.$C$2]/[.C9]" office:value-type="float" office:value="0.00145274932810344" calcext:value-type="float">
            <text:p>0.001452749328103</text:p>
          </table:table-cell>
          <table:table-cell table:formula="of:=[.$C$5]*[.$C$2]/[.C9]/[.C9]" office:value-type="float" office:value="0.0000010274440794102" calcext:value-type="float">
            <text:p>1.0274440794102E-06</text:p>
          </table:table-cell>
          <table:table-cell table:formula="of:=[.D9]*[.D9]" office:value-type="float" office:value="0.00000211048061030498" calcext:value-type="float">
            <text:p>2.11048061030498E-06</text:p>
          </table:table-cell>
          <table:table-cell table:formula="of:=[.D9]+[.E9]*2" office:value-type="float" office:value="0.00145480421626226" calcext:value-type="float">
            <text:p>0.001454804216262</text:p>
          </table:table-cell>
          <table:table-cell/>
          <table:table-cell table:formula="of:=0.99/([.$B$5]/[.C9] + 2*[.$C$5]/[.C9]/[.C9])" office:value-type="float" office:value="1361.00787849454" calcext:value-type="float">
            <text:p>1.36E+03</text:p>
          </table:table-cell>
          <table:table-cell table:formula="of:=0.495*[.C9]*[.C9]/[.$D$5]" office:value-type="float" office:value="316872.882934884" calcext:value-type="float">
            <text:p>316872.8829348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32" calcext:value-type="float">
            <text:p>32</text:p>
          </table:table-cell>
          <table:table-cell table:formula="of:=[.$A$5]/[.B10]" office:value-type="float" office:value="0.477464829275686" calcext:value-type="float">
            <text:p>0.477464829275686</text:p>
          </table:table-cell>
          <table:table-cell table:formula="of:=[.$B$5]*[.$C$2]/[.C10]" office:value-type="float" office:value="0.00290549865620687" calcext:value-type="float">
            <text:p>0.002905498656207</text:p>
          </table:table-cell>
          <table:table-cell table:formula="of:=[.$C$5]*[.$C$2]/[.C10]/[.C10]" office:value-type="float" office:value="0.0000041097763176408" calcext:value-type="float">
            <text:p>4.1097763176408E-06</text:p>
          </table:table-cell>
          <table:table-cell table:formula="of:=[.D10]*[.D10]" office:value-type="float" office:value="0.00000844192244121994" calcext:value-type="float">
            <text:p>8.44192244121994E-06</text:p>
          </table:table-cell>
          <table:table-cell table:formula="of:=[.D10]+[.E10]*2" office:value-type="float" office:value="0.00291371820884215" calcext:value-type="float">
            <text:p>0.002913718208842</text:p>
          </table:table-cell>
          <table:table-cell/>
          <table:table-cell table:formula="of:=0.99/([.$B$5]/[.C10] + 2*[.$C$5]/[.C10]/[.C10])" office:value-type="float" office:value="679.544093863081" calcext:value-type="float">
            <text:p>6.80E+02</text:p>
          </table:table-cell>
          <table:table-cell table:formula="of:=0.495*[.C10]*[.C10]/[.$D$5]" office:value-type="float" office:value="79218.2207337209" calcext:value-type="float">
            <text:p>79218.220733720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64" calcext:value-type="float">
            <text:p>64</text:p>
          </table:table-cell>
          <table:table-cell table:formula="of:=[.$A$5]/[.B11]" office:value-type="float" office:value="0.238732414637843" calcext:value-type="float">
            <text:p>0.238732414637843</text:p>
          </table:table-cell>
          <table:table-cell table:formula="of:=[.$B$5]*[.$C$2]/[.C11]" office:value-type="float" office:value="0.00581099731241374" calcext:value-type="float">
            <text:p>0.005810997312414</text:p>
          </table:table-cell>
          <table:table-cell table:formula="of:=[.$C$5]*[.$C$2]/[.C11]/[.C11]" office:value-type="float" office:value="0.0000164391052705632" calcext:value-type="float">
            <text:p>1.64391052705632E-05</text:p>
          </table:table-cell>
          <table:table-cell table:formula="of:=[.D11]*[.D11]" office:value-type="float" office:value="0.0000337676897648797" calcext:value-type="float">
            <text:p>3.37676897648797E-05</text:p>
          </table:table-cell>
          <table:table-cell table:formula="of:=[.D11]+[.E11]*2" office:value-type="float" office:value="0.00584387552295487" calcext:value-type="float">
            <text:p>0.005843875522955</text:p>
          </table:table-cell>
          <table:table-cell/>
          <table:table-cell table:formula="of:=0.99/([.$B$5]/[.C11] + 2*[.$C$5]/[.C11]/[.C11])" office:value-type="float" office:value="338.81625168478" calcext:value-type="float">
            <text:p>3.39E+02</text:p>
          </table:table-cell>
          <table:table-cell table:formula="of:=0.495*[.C11]*[.C11]/[.$D$5]" office:value-type="float" office:value="19804.5551834302" calcext:value-type="float">
            <text:p>19804.555183430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128" calcext:value-type="float">
            <text:p>128</text:p>
          </table:table-cell>
          <table:table-cell table:formula="of:=[.$A$5]/[.B12]" office:value-type="float" office:value="0.119366207318922" calcext:value-type="float">
            <text:p>0.119366207318922</text:p>
          </table:table-cell>
          <table:table-cell table:formula="of:=[.$B$5]*[.$C$2]/[.C12]" office:value-type="float" office:value="0.0116219946248275" calcext:value-type="float">
            <text:p>0.011621994624828</text:p>
          </table:table-cell>
          <table:table-cell table:formula="of:=[.$C$5]*[.$C$2]/[.C12]/[.C12]" office:value-type="float" office:value="0.0000657564210822527" calcext:value-type="float">
            <text:p>6.57564210822527E-05</text:p>
          </table:table-cell>
          <table:table-cell table:formula="of:=[.D12]*[.D12]" office:value-type="float" office:value="0.000135070759059519" calcext:value-type="float">
            <text:p>0.00013507075906</text:p>
          </table:table-cell>
          <table:table-cell table:formula="of:=[.D12]+[.E12]*2" office:value-type="float" office:value="0.011753507466992" calcext:value-type="float">
            <text:p>0.011753507466992</text:p>
          </table:table-cell>
          <table:table-cell/>
          <table:table-cell table:formula="of:=0.99/([.$B$5]/[.C12] + 2*[.$C$5]/[.C12]/[.C12])" office:value-type="float" office:value="168.460351564037" calcext:value-type="float">
            <text:p>1.68E+02</text:p>
          </table:table-cell>
          <table:table-cell table:formula="of:=0.495*[.C12]*[.C12]/[.$D$5]" office:value-type="float" office:value="4951.13879585756" calcext:value-type="float">
            <text:p>4951.1387958575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*2" office:value-type="float" office:value="256" calcext:value-type="float">
            <text:p>256</text:p>
          </table:table-cell>
          <table:table-cell table:formula="of:=[.$A$5]/[.B13]" office:value-type="float" office:value="0.0596831036594608" calcext:value-type="float">
            <text:p>0.059683103659461</text:p>
          </table:table-cell>
          <table:table-cell table:formula="of:=[.$B$5]*[.$C$2]/[.C13]" office:value-type="float" office:value="0.023243989249655" calcext:value-type="float">
            <text:p>0.023243989249655</text:p>
          </table:table-cell>
          <table:table-cell table:formula="of:=[.$C$5]*[.$C$2]/[.C13]/[.C13]" office:value-type="float" office:value="0.000263025684329011" calcext:value-type="float">
            <text:p>0.000263025684329</text:p>
          </table:table-cell>
          <table:table-cell table:formula="of:=[.D13]*[.D13]" office:value-type="float" office:value="0.000540283036238076" calcext:value-type="float">
            <text:p>0.000540283036238</text:p>
          </table:table-cell>
          <table:table-cell table:formula="of:=[.D13]+[.E13]*2" office:value-type="float" office:value="0.023770040618313" calcext:value-type="float">
            <text:p>0.023770040618313</text:p>
          </table:table-cell>
          <table:table-cell/>
          <table:table-cell table:formula="of:=0.99/([.$B$5]/[.C13] + 2*[.$C$5]/[.C13]/[.C13])" office:value-type="float" office:value="83.2981327963976" calcext:value-type="float">
            <text:p>8.33E+01</text:p>
          </table:table-cell>
          <table:table-cell table:formula="of:=0.495*[.C13]*[.C13]/[.$D$5]" office:value-type="float" office:value="1237.78469896439" calcext:value-type="float">
            <text:p>1237.7846989643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512" calcext:value-type="float">
            <text:p>512</text:p>
          </table:table-cell>
          <table:table-cell table:formula="of:=[.$A$5]/[.B14]" office:value-type="float" office:value="0.0298415518297304" calcext:value-type="float">
            <text:p>0.02984155182973</text:p>
          </table:table-cell>
          <table:table-cell table:formula="of:=[.$B$5]*[.$C$2]/[.C14]" office:value-type="float" office:value="0.0464879784993099" calcext:value-type="float">
            <text:p>0.04648797849931</text:p>
          </table:table-cell>
          <table:table-cell table:formula="of:=[.$C$5]*[.$C$2]/[.C14]/[.C14]" office:value-type="float" office:value="0.00105210273731604" calcext:value-type="float">
            <text:p>0.001052102737316</text:p>
          </table:table-cell>
          <table:table-cell table:formula="of:=[.D14]*[.D14]" office:value-type="float" office:value="0.0021611321449523" calcext:value-type="float">
            <text:p>0.002161132144952</text:p>
          </table:table-cell>
          <table:table-cell table:formula="of:=[.D14]+[.E14]*2" office:value-type="float" office:value="0.048592183973942" calcext:value-type="float">
            <text:p>0.048592183973942</text:p>
          </table:table-cell>
          <table:table-cell/>
          <table:table-cell table:formula="of:=0.99/([.$B$5]/[.C14] + 2*[.$C$5]/[.C14]/[.C14])" office:value-type="float" office:value="40.7472938664743" calcext:value-type="float">
            <text:p>4.07E+01</text:p>
          </table:table-cell>
          <table:table-cell table:formula="of:=0.495*[.C14]*[.C14]/[.$D$5]" office:value-type="float" office:value="309.446174741097" calcext:value-type="float">
            <text:p>309.44617474109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*2" office:value-type="float" office:value="1024" calcext:value-type="float">
            <text:p>1024</text:p>
          </table:table-cell>
          <table:table-cell table:formula="of:=[.$A$5]/[.B15]" office:value-type="float" office:value="0.0149207759148652" calcext:value-type="float">
            <text:p>0.014920775914865</text:p>
          </table:table-cell>
          <table:table-cell table:formula="of:=[.$B$5]*[.$C$2]/[.C15]" office:value-type="float" office:value="0.0929759569986199" calcext:value-type="float">
            <text:p>0.09297595699862</text:p>
          </table:table-cell>
          <table:table-cell table:formula="of:=[.$C$5]*[.$C$2]/[.C15]/[.C15]" office:value-type="float" office:value="0.00420841094926418" calcext:value-type="float">
            <text:p>0.004208410949264</text:p>
          </table:table-cell>
          <table:table-cell table:formula="of:=[.D15]*[.D15]" office:value-type="float" office:value="0.00864452857980921" calcext:value-type="float">
            <text:p>0.008644528579809</text:p>
          </table:table-cell>
          <table:table-cell table:formula="of:=[.D15]+[.E15]*2" office:value-type="float" office:value="0.101392778897148" calcext:value-type="float">
            <text:p>0.101392778897148</text:p>
          </table:table-cell>
          <table:table-cell/>
          <table:table-cell table:formula="of:=0.99/([.$B$5]/[.C15] + 2*[.$C$5]/[.C15]/[.C15])" office:value-type="float" office:value="19.528017887827" calcext:value-type="float">
            <text:p>1.95E+01</text:p>
          </table:table-cell>
          <table:table-cell table:formula="of:=0.495*[.C15]*[.C15]/[.$D$5]" office:value-type="float" office:value="77.3615436852743" calcext:value-type="float">
            <text:p>77.361543685274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*2" office:value-type="float" office:value="2048" calcext:value-type="float">
            <text:p>2048</text:p>
          </table:table-cell>
          <table:table-cell table:formula="of:=[.$A$5]/[.B16]" office:value-type="float" office:value="0.00746038795743259" calcext:value-type="float">
            <text:p>0.007460387957433</text:p>
          </table:table-cell>
          <table:table-cell table:formula="of:=[.$B$5]*[.$C$2]/[.C16]" office:value-type="float" office:value="0.18595191399724" calcext:value-type="float">
            <text:p>0.18595191399724</text:p>
          </table:table-cell>
          <table:table-cell table:formula="of:=[.$C$5]*[.$C$2]/[.C16]/[.C16]" office:value-type="float" office:value="0.0168336437970567" calcext:value-type="float">
            <text:p>0.016833643797057</text:p>
          </table:table-cell>
          <table:table-cell table:formula="of:=[.D16]*[.D16]" office:value-type="float" office:value="0.0345781143192369" calcext:value-type="float">
            <text:p>0.034578114319237</text:p>
          </table:table-cell>
          <table:table-cell table:formula="of:=[.D16]+[.E16]*2" office:value-type="float" office:value="0.219619201591353" calcext:value-type="float">
            <text:p>0.219619201591353</text:p>
          </table:table-cell>
          <table:table-cell/>
          <table:table-cell table:formula="of:=0.99/([.$B$5]/[.C16] + 2*[.$C$5]/[.C16]/[.C16])" office:value-type="float" office:value="9.01560512766183" calcext:value-type="float">
            <text:p>9.02E+00</text:p>
          </table:table-cell>
          <table:table-cell table:formula="of:=0.495*[.C16]*[.C16]/[.$D$5]" office:value-type="float" office:value="19.3403859213186" calcext:value-type="float">
            <text:p>19.340385921318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*2" office:value-type="float" office:value="4096" calcext:value-type="float">
            <text:p>4096</text:p>
          </table:table-cell>
          <table:table-cell table:formula="of:=[.$A$5]/[.B17]" office:value-type="float" office:value="0.0037301939787163" calcext:value-type="float">
            <text:p>0.003730193978716</text:p>
          </table:table-cell>
          <table:table-cell table:formula="of:=[.$B$5]*[.$C$2]/[.C17]" office:value-type="float" office:value="0.37190382799448" calcext:value-type="float">
            <text:p>0.37190382799448</text:p>
          </table:table-cell>
          <table:table-cell table:formula="of:=[.$C$5]*[.$C$2]/[.C17]/[.C17]" office:value-type="float" office:value="0.0673345751882268" calcext:value-type="float">
            <text:p>0.067334575188227</text:p>
          </table:table-cell>
          <table:table-cell table:formula="of:=[.D17]*[.D17]" office:value-type="float" office:value="0.138312457276947" calcext:value-type="float">
            <text:p>0.138312457276947</text:p>
          </table:table-cell>
          <table:table-cell table:formula="of:=[.D17]+[.E17]*2" office:value-type="float" office:value="0.506572978370933" calcext:value-type="float">
            <text:p>0.506572978370933</text:p>
          </table:table-cell>
          <table:table-cell/>
          <table:table-cell table:style-name="ce29" table:formula="of:=0.99/([.$B$5]/[.C17] + 2*[.$C$5]/[.C17]/[.C17])" office:value-type="float" office:value="3.90861748363957" calcext:value-type="float">
            <text:p>3.91E+00</text:p>
          </table:table-cell>
          <table:table-cell table:formula="of:=0.495*[.C17]*[.C17]/[.$D$5]" office:value-type="float" office:value="4.83509648032964" calcext:value-type="float">
            <text:p>4.8350964803296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*2" office:value-type="float" office:value="8192" calcext:value-type="float">
            <text:p>8192</text:p>
          </table:table-cell>
          <table:table-cell table:formula="of:=[.$A$5]/[.B18]" office:value-type="float" office:value="0.00186509698935815" calcext:value-type="float">
            <text:p>0.001865096989358</text:p>
          </table:table-cell>
          <table:table-cell table:formula="of:=[.$B$5]*[.$C$2]/[.C18]" office:value-type="float" office:value="0.743807655988959" calcext:value-type="float">
            <text:p>0.743807655988959</text:p>
          </table:table-cell>
          <table:table-cell table:formula="of:=[.$C$5]*[.$C$2]/[.C18]/[.C18]" office:value-type="float" office:value="0.269338300752907" calcext:value-type="float">
            <text:p>0.269338300752907</text:p>
          </table:table-cell>
          <table:table-cell table:formula="of:=[.D18]*[.D18]" office:value-type="float" office:value="0.55324982910779" calcext:value-type="float">
            <text:p>0.55324982910779</text:p>
          </table:table-cell>
          <table:table-cell table:formula="of:=[.D18]+[.E18]*2" office:value-type="float" office:value="1.28248425749477" calcext:value-type="float">
            <text:p>1.28248425749477</text:p>
          </table:table-cell>
          <table:table-cell/>
          <table:table-cell table:formula="of:=0.99/([.$B$5]/[.C18] + 2*[.$C$5]/[.C18]/[.C18])" office:value-type="float" office:value="1.5438786000132" calcext:value-type="float">
            <text:p>1.54E+00</text:p>
          </table:table-cell>
          <table:table-cell table:formula="of:=0.495*[.C18]*[.C18]/[.$D$5]" office:value-type="float" office:value="1.20877412008241" calcext:value-type="float">
            <text:p>1.2087741200824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*2" office:value-type="float" office:value="16384" calcext:value-type="float">
            <text:p>16384</text:p>
          </table:table-cell>
          <table:table-cell table:formula="of:=[.$A$5]/[.B19]" office:value-type="float" office:value="0.000932548494679074" calcext:value-type="float">
            <text:p>0.000932548494679</text:p>
          </table:table-cell>
          <table:table-cell table:formula="of:=[.$B$5]*[.$C$2]/[.C19]" office:value-type="float" office:value="1.48761531197792" calcext:value-type="float">
            <text:p>1.48761531197792</text:p>
          </table:table-cell>
          <table:table-cell table:formula="of:=[.$C$5]*[.$C$2]/[.C19]/[.C19]" office:value-type="float" office:value="1.07735320301163" calcext:value-type="float">
            <text:p>1.07735320301163</text:p>
          </table:table-cell>
          <table:table-cell table:formula="of:=[.D19]*[.D19]" office:value-type="float" office:value="2.21299931643116" calcext:value-type="float">
            <text:p>2.21299931643116</text:p>
          </table:table-cell>
          <table:table-cell table:formula="of:=[.D19]+[.E19]*2" office:value-type="float" office:value="3.64232171800118" calcext:value-type="float">
            <text:p>3.64232171800118</text:p>
          </table:table-cell>
          <table:table-cell/>
          <table:table-cell table:formula="of:=0.99/([.$B$5]/[.C19] + 2*[.$C$5]/[.C19]/[.C19])" office:value-type="float" office:value="0.543609311119991" calcext:value-type="float">
            <text:p>5.44E-01</text:p>
          </table:table-cell>
          <table:table-cell table:formula="of:=0.495*[.C19]*[.C19]/[.$D$5]" office:value-type="float" office:value="0.302193530020603" calcext:value-type="float">
            <text:p>0.30219353002060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*2" office:value-type="float" office:value="32768" calcext:value-type="float">
            <text:p>32768</text:p>
          </table:table-cell>
          <table:table-cell table:formula="of:=[.$A$5]/[.B20]" office:value-type="float" office:value="0.000466274247339537" calcext:value-type="float">
            <text:p>0.00046627424734</text:p>
          </table:table-cell>
          <table:table-cell table:formula="of:=[.$B$5]*[.$C$2]/[.C20]" office:value-type="float" office:value="2.97523062395584" calcext:value-type="float">
            <text:p>2.97523062395584</text:p>
          </table:table-cell>
          <table:table-cell table:formula="of:=[.$C$5]*[.$C$2]/[.C20]/[.C20]" office:value-type="float" office:value="4.30941281204652" calcext:value-type="float">
            <text:p>4.30941281204652</text:p>
          </table:table-cell>
          <table:table-cell table:formula="of:=[.D20]*[.D20]" office:value-type="float" office:value="8.85199726572463" calcext:value-type="float">
            <text:p>8.85199726572463</text:p>
          </table:table-cell>
          <table:table-cell table:formula="of:=[.D20]+[.E20]*2" office:value-type="float" office:value="11.5940562480489" calcext:value-type="float">
            <text:p>11.5940562480489</text:p>
          </table:table-cell>
          <table:table-cell/>
          <table:table-cell table:formula="of:=0.99/([.$B$5]/[.C20] + 2*[.$C$5]/[.C20]/[.C20])" office:value-type="float" office:value="0.170777160092975" calcext:value-type="float">
            <text:p>1.71E-01</text:p>
          </table:table-cell>
          <table:table-cell table:formula="of:=0.495*[.C20]*[.C20]/[.$D$5]" office:value-type="float" office:value="0.0755483825051507" calcext:value-type="float">
            <text:p>0.075548382505151</text:p>
          </table:table-cell>
          <table:table-cell table:number-columns-repeated="3"/>
        </table:table-row>
      </table:table>
      <table:table table:name="results" table:style-name="ta1">
        <table:table-column table:style-name="co1" table:number-columns-repeated="3" table:default-cell-style-name="Default"/>
        <table:table-column table:style-name="co1" table:number-columns-repeated="5" table:default-cell-style-name="ce25"/>
        <table:table-column table:style-name="co2" table:default-cell-style-name="ce25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VS_flui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waveNu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t_i</text:p>
          </table:table-cell>
          <table:table-cell office:value-type="string" calcext:value-type="string">
            <text:p>pt_f</text:p>
          </table:table-cell>
          <table:table-cell table:number-columns-repeated="6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21493" calcext:value-type="float">
            <text:p>1.21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263" calcext:value-type="float">
            <text:p>2.63E-0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24280" calcext:value-type="float">
            <text:p>1.24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263" calcext:value-type="float">
            <text:p>2.63E-0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2020251" calcext:value-type="float">
            <text:p>2.02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179" calcext:value-type="float">
            <text:p>1.79E-0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6" calcext:value-type="float">
            <text:p>6.00E-09</text:p>
          </table:table-cell>
          <table:table-cell office:value-type="float" office:value="182850182" calcext:value-type="float">
            <text:p>1.83E+08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295" calcext:value-type="float">
            <text:p>2.95E-0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22746876" calcext:value-type="float">
            <text:p>2.27E+07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738" calcext:value-type="float">
            <text:p>7.38E-0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5832487" calcext:value-type="float">
            <text:p>5.83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295" calcext:value-type="float">
            <text:p>2.95E-0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32260022" calcext:value-type="float">
            <text:p>1.32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55" calcext:value-type="float">
            <text:p>7.55E-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05" calcext:value-type="float">
            <text:p>5.00E-08</text:p>
          </table:table-cell>
          <table:table-cell office:value-type="float" office:value="173171837" calcext:value-type="float">
            <text:p>1.73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189" calcext:value-type="float">
            <text:p>1.89E-0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398777372" calcext:value-type="float">
            <text:p>3.99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472" calcext:value-type="float">
            <text:p>4.72E-0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S_soli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waveNum</text:p>
          </table:table-cell>
          <table:table-cell table:style-name="ce25"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pt_i</text:p>
          </table:table-cell>
          <table:table-cell table:style-name="Default" office:value-type="string" calcext:value-type="string">
            <text:p>pt_f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0000001" calcext:value-type="float">
            <text:p>1.00E-07</text:p>
          </table:table-cell>
          <table:table-cell office:value-type="float" office:value="2974045" calcext:value-type="float">
            <text:p>2.97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45" calcext:value-type="float">
            <text:p>7.45E-04</text:p>
          </table:table-cell>
          <table:table-cell table:style-name="ce42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537612" calcext:value-type="float">
            <text:p>5.38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38" calcext:value-type="float">
            <text:p>7.38E-04</text:p>
          </table:table-cell>
          <table:table-cell table:style-name="ce42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57327" calcext:value-type="float">
            <text:p>1.57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38" calcext:value-type="float">
            <text:p>7.38E-04</text:p>
          </table:table-cell>
          <table:table-cell table:style-name="ce42" office:value-type="float" office:value="5" calcext:value-type="float">
            <text:p>5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waveNum</text:p>
          </table:table-cell>
          <table:table-cell table:style-name="ce25"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t_i</text:p>
          </table:table-cell>
          <table:table-cell office:value-type="string" calcext:value-type="string">
            <text:p>pt_f</text:p>
          </table:table-cell>
          <table:table-cell office:value-type="string" calcext:value-type="string">
            <text:p>h_v</text:p>
          </table:table-cell>
          <table:table-cell office:value-type="string" calcext:value-type="string">
            <text:p>rho_f</text:p>
          </table:table-cell>
          <table:table-cell office:value-type="string" calcext:value-type="string">
            <text:p>C_f</text:p>
          </table:table-cell>
          <table:table-cell office:value-type="string" calcext:value-type="string">
            <text:p>rho_s</text:p>
          </table:table-cell>
          <table:table-cell office:value-type="string" calcext:value-type="string">
            <text:p>C_s</text:p>
          </table:table-cell>
          <table:table-cell office:value-type="string" calcext:value-type="string">
            <text:p>ep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12361" calcext:value-type="float">
            <text:p>1.01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31" calcext:value-type="float">
            <text:p>1.31E-0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10000" calcext:value-type="float">
            <text:p>1.00E+0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61457" calcext:value-type="float">
            <text:p>1.06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31" calcext:value-type="float">
            <text:p>1.31E-0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10000" calcext:value-type="float">
            <text:p>1.00E+0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90437" calcext:value-type="float">
            <text:p>1.09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31" calcext:value-type="float">
            <text:p>1.31E-0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10000" calcext:value-type="float">
            <text:p>1.00E+0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01" calcext:value-type="float">
            <text:p>1.00E-02</text:p>
          </table:table-cell>
          <table:table-cell office:value-type="float" office:value="2898072" calcext:value-type="float">
            <text:p>2.90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5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.01" calcext:value-type="float">
            <text:p>1.00E-02</text:p>
          </table:table-cell>
          <table:table-cell office:value-type="float" office:value="2090013" calcext:value-type="float">
            <text:p>2.09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5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.01" calcext:value-type="float">
            <text:p>1.00E-02</text:p>
          </table:table-cell>
          <table:table-cell office:value-type="float" office:value="1318720" calcext:value-type="float">
            <text:p>1.32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5" office:value-type="float" office:value="1000000" calcext:value-type="float">
            <text:p>1.00E+06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001" calcext:value-type="float">
            <text:p>1.00E-03</text:p>
          </table:table-cell>
          <table:table-cell office:value-type="float" office:value="702257" calcext:value-type="float">
            <text:p>7.02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47" calcext:value-type="float">
            <text:p>1.47E-0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.001" calcext:value-type="float">
            <text:p>1.00E-03</text:p>
          </table:table-cell>
          <table:table-cell office:value-type="float" office:value="274951" calcext:value-type="float">
            <text:p>2.75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47" calcext:value-type="float">
            <text:p>1.47E-0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.001" calcext:value-type="float">
            <text:p>1.00E-03</text:p>
          </table:table-cell>
          <table:table-cell office:value-type="float" office:value="9725" calcext:value-type="float">
            <text:p>9.73E+03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236" calcext:value-type="float">
            <text:p>2.36E-0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exSo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table:style-name="ce25" office:value-type="string" calcext:value-type="string">
            <text:p>nCells</text:p>
          </table:table-cell>
          <table:table-cell table:style-name="ce25" office:value-type="string" calcext:value-type="string">
            <text:p>dt</text:p>
          </table:table-cell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style-name="ce25" office:value-type="float" office:value="0.01" calcext:value-type="float">
            <text:p>1.00E-02</text:p>
          </table:table-cell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table:style-name="ce25" office:value-type="float" office:value="0.01" calcext:value-type="float">
            <text:p>1.00E-02</text:p>
          </table:table-cell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table:style-name="ce25" office:value-type="float" office:value="0.01" calcext:value-type="float">
            <text:p>1.00E-02</text:p>
          </table:table-cell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96" calcext:value-type="float">
            <text:p>4096</text:p>
          </table:table-cell>
          <table:table-cell table:style-name="ce25" office:value-type="float" office:value="0.01" calcext:value-type="float">
            <text:p>1.00E-02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ealS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ErrThd</text:p>
          </table:table-cell>
          <table:table-cell office:value-type="string" calcext:value-type="string">
            <text:p>nCells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nCycle</text:p>
          </table:table-cell>
          <table:table-cell office:value-type="string" calcext:value-type="string">
            <text:p>T increase</text:p>
          </table:table-cell>
          <table:table-cell office:value-type="string" calcext:value-type="string">
            <text:p>cycEff</text:p>
          </table:table-cell>
          <table:table-cell office:value-type="string" calcext:value-type="string">
            <text:p>capFact</text:p>
          </table:table-cell>
          <table:table-cell table:style-name="ce25"/>
          <table:table-cell table:number-columns-repeated="7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29" office:value-type="float" office:value="0.00001" calcext:value-type="float">
            <text:p>1.00E-05</text:p>
          </table:table-cell>
          <table:table-cell table:style-name="ce31" office:value-type="float" office:value="4096" calcext:value-type="float">
            <text:p>409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93.4732306194198" calcext:value-type="float">
            <text:p>93.4732306194198</text:p>
          </table:table-cell>
          <table:table-cell table:style-name="ce31" office:value-type="float" office:value="0.951552279872113" calcext:value-type="float">
            <text:p>0.951552279872113</text:p>
          </table:table-cell>
          <table:table-cell table:style-name="ce31" office:value-type="float" office:value="0.416858703844319" calcext:value-type="float">
            <text:p>0.416858703844319</text:p>
          </table:table-cell>
          <table:table-cell table:style-name="ce25"/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3" calcext:value-type="float">
            <text:p>253</text:p>
          </table:table-cell>
          <table:table-cell table:style-name="Default" office:value-type="float" office:value="94.187507799279" calcext:value-type="float">
            <text:p>94.187507799279</text:p>
          </table:table-cell>
          <table:table-cell table:style-name="Default" office:value-type="float" office:value="0.951013967704316" calcext:value-type="float">
            <text:p>0.951013967704316</text:p>
          </table:table-cell>
          <table:table-cell table:style-name="Default" office:value-type="float" office:value="0.41667208812945" calcext:value-type="float">
            <text:p>0.41667208812945</text:p>
          </table:table-cell>
          <table:table-cell table:style-name="ce25"/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94.3763549278879" calcext:value-type="float">
            <text:p>94.3763549278879</text:p>
          </table:table-cell>
          <table:table-cell table:style-name="Default" office:value-type="float" office:value="0.950853657857965" calcext:value-type="float">
            <text:p>0.950853657857965</text:p>
          </table:table-cell>
          <table:table-cell table:style-name="Default" office:value-type="float" office:value="0.416586593214755" calcext:value-type="float">
            <text:p>0.416586593214755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94.3998956601675" calcext:value-type="float">
            <text:p>94.3998956601675</text:p>
          </table:table-cell>
          <table:table-cell table:style-name="Default" office:value-type="float" office:value="0.950834524057282" calcext:value-type="float">
            <text:p>0.950834524057282</text:p>
          </table:table-cell>
          <table:table-cell table:style-name="Default" office:value-type="float" office:value="0.416575913702079" calcext:value-type="float">
            <text:p>0.41657591370207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49" calcext:value-type="float">
            <text:p>249</text:p>
          </table:table-cell>
          <table:table-cell table:style-name="Default" office:value-type="float" office:value="97.8588432712763" calcext:value-type="float">
            <text:p>97.8588432712763</text:p>
          </table:table-cell>
          <table:table-cell table:style-name="Default" office:value-type="float" office:value="0.948130672959379" calcext:value-type="float">
            <text:p>0.948130672959379</text:p>
          </table:table-cell>
          <table:table-cell table:style-name="Default" office:value-type="float" office:value="0.415526331190066" calcext:value-type="float">
            <text:p>0.415526331190066</text:p>
          </table:table-cell>
          <table:table-cell table:number-columns-repeated="8"/>
        </table:table-row>
        <table:table-row table:style-name="ro1">
          <table:table-cell table:style-name="ce31" office:value-type="float" office:value="31" calcext:value-type="float">
            <text:p>31</text:p>
          </table:table-cell>
          <table:table-cell table:style-name="ce29" office:value-type="float" office:value="0.00001" calcext:value-type="float">
            <text:p>1.00E-05</text:p>
          </table:table-cell>
          <table:table-cell table:style-name="ce31" office:value-type="float" office:value="4096" calcext:value-type="float">
            <text:p>409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105.831970835521" calcext:value-type="float">
            <text:p>105.831970835521</text:p>
          </table:table-cell>
          <table:table-cell table:style-name="ce31" office:value-type="float" office:value="0.939172175928853" calcext:value-type="float">
            <text:p>0.939172175928853</text:p>
          </table:table-cell>
          <table:table-cell table:style-name="ce31" office:value-type="float" office:value="0.412157831918094" calcext:value-type="float">
            <text:p>0.41215783191809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106.571171872884" calcext:value-type="float">
            <text:p>106.571171872884</text:p>
          </table:table-cell>
          <table:table-cell table:style-name="Default" office:value-type="float" office:value="0.938576564215369" calcext:value-type="float">
            <text:p>0.938576564215369</text:p>
          </table:table-cell>
          <table:table-cell table:style-name="Default" office:value-type="float" office:value="0.411918182845246" calcext:value-type="float">
            <text:p>0.411918182845246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106.418548699175" calcext:value-type="float">
            <text:p>106.418548699175</text:p>
          </table:table-cell>
          <table:table-cell table:style-name="Default" office:value-type="float" office:value="0.938706801281833" calcext:value-type="float">
            <text:p>0.938706801281833</text:p>
          </table:table-cell>
          <table:table-cell table:style-name="Default" office:value-type="float" office:value="0.412000643263365" calcext:value-type="float">
            <text:p>0.412000643263365</text:p>
          </table:table-cell>
          <table:table-cell table:number-columns-repeated="8"/>
        </table:table-row>
        <table:table-row table:style-name="ro1"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57" calcext:value-type="float">
            <text:p>257</text:p>
          </table:table-cell>
          <table:table-cell table:style-name="Default" office:value-type="float" office:value="117.165381399675" calcext:value-type="float">
            <text:p>117.165381399675</text:p>
          </table:table-cell>
          <table:table-cell table:style-name="Default" office:value-type="float" office:value="0.926692197477063" calcext:value-type="float">
            <text:p>0.926692197477063</text:p>
          </table:table-cell>
          <table:table-cell table:style-name="Default" office:value-type="float" office:value="0.407303937240927" calcext:value-type="float">
            <text:p>0.407303937240927</text:p>
          </table:table-cell>
          <table:table-cell table:number-columns-repeated="8"/>
        </table:table-row>
        <table:table-row table:style-name="ro1">
          <table:table-cell table:style-name="ce31" office:value-type="float" office:value="35" calcext:value-type="float">
            <text:p>35</text:p>
          </table:table-cell>
          <table:table-cell table:style-name="ce29" office:value-type="float" office:value="0.00001" calcext:value-type="float">
            <text:p>1.00E-05</text:p>
          </table:table-cell>
          <table:table-cell table:style-name="ce31" office:value-type="float" office:value="4096" calcext:value-type="float">
            <text:p>4096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117.173359781578" calcext:value-type="float">
            <text:p>117.173359781578</text:p>
          </table:table-cell>
          <table:table-cell table:style-name="ce31" office:value-type="float" office:value="0.926684876892347" calcext:value-type="float">
            <text:p>0.926684876892347</text:p>
          </table:table-cell>
          <table:table-cell table:style-name="ce31" office:value-type="float" office:value="0.407298921749221" calcext:value-type="float">
            <text:p>0.407298921749221</text:p>
          </table:table-cell>
          <table:table-cell table:number-columns-repeated="8"/>
        </table:table-row>
        <table:table-row table:style-name="ro1">
          <table:table-cell table:style-name="ce31" office:value-type="float" office:value="36" calcext:value-type="float">
            <text:p>36</text:p>
          </table:table-cell>
          <table:table-cell table:style-name="ce29" office:value-type="float" office:value="0.00001" calcext:value-type="float">
            <text:p>1.00E-05</text:p>
          </table:table-cell>
          <table:table-cell table:style-name="ce31" office:value-type="float" office:value="4096" calcext:value-type="float">
            <text:p>409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59" calcext:value-type="float">
            <text:p>259</text:p>
          </table:table-cell>
          <table:table-cell table:style-name="ce31" office:value-type="float" office:value="127.766449966496" calcext:value-type="float">
            <text:p>127.766449966496</text:p>
          </table:table-cell>
          <table:table-cell table:style-name="ce31" office:value-type="float" office:value="0.91405701675821" calcext:value-type="float">
            <text:p>0.91405701675821</text:p>
          </table:table-cell>
          <table:table-cell table:style-name="ce31" office:value-type="float" office:value="0.402275401722949" calcext:value-type="float">
            <text:p>0.402275401722949</text:p>
          </table:table-cell>
          <table:table-cell table:number-columns-repeated="8"/>
        </table:table-row>
        <table:table-row table:style-name="ro1">
          <table:table-cell table:style-name="ce31" office:value-type="float" office:value="37" calcext:value-type="float">
            <text:p>37</text:p>
          </table:table-cell>
          <table:table-cell table:style-name="ce29" office:value-type="float" office:value="0.00001" calcext:value-type="float">
            <text:p>1.00E-05</text:p>
          </table:table-cell>
          <table:table-cell table:style-name="ce31" office:value-type="float" office:value="4096" calcext:value-type="float">
            <text:p>4096</text:p>
          </table:table-cell>
          <table:table-cell table:style-name="ce31" office:value-type="float" office:value="0.6" calcext:value-type="float">
            <text:p>0.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137.796047033996" calcext:value-type="float">
            <text:p>137.796047033996</text:p>
          </table:table-cell>
          <table:table-cell table:style-name="ce31" office:value-type="float" office:value="0.901236202959712" calcext:value-type="float">
            <text:p>0.901236202959712</text:p>
          </table:table-cell>
          <table:table-cell table:style-name="ce31" office:value-type="float" office:value="0.397075910640712" calcext:value-type="float">
            <text:p>0.39707591064071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8"/>
        </table:table-row>
        <table:table-row table:style-name="ro1" table:number-rows-repeated="104852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3" table:target-range-address="results.B39:results.I43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19:45:35.238999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9:22:53.197883469</meta:creation-date>
    <dc:date>2019-12-09T20:42:23.256368330</dc:date>
    <meta:editing-duration>P1DT13H18M40S</meta:editing-duration>
    <meta:editing-cycles>117</meta:editing-cycles>
    <meta:generator>LibreOffice/6.0.7.3$Linux_X86_64 LibreOffice_project/00m0$Build-3</meta:generator>
    <meta:document-statistic meta:table-count="4" meta:cell-count="942" meta:object-count="0"/>
  </office:meta>
</office:document-meta>
</file>